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Our Choosen Approach &amp; Justification</text:p>
      <text:p text:style-name="P2">Agile</text:p>
      <text:p text:style-name="P3"/>
      <text:p text:style-name="P4"/>
      <text:p text:style-name="P5">Our justification</text:p>
      <text:p text:style-name="P6">Pros &amp; Cons<text:s/></text:p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ristopher Noonan</meta:initial-creator>
    <dc:creator>Christopher Noonan</dc:creator>
    <meta:creation-date>2024-09-23T14:49:00Z</meta:creation-date>
    <dc:date>2024-09-23T14:54:00Z</dc:date>
    <meta:template xlink:href="Normal" xlink:type="simple"/>
    <meta:editing-cycles>1</meta:editing-cycles>
    <meta:editing-duration>PT300S</meta:editing-duration>
    <meta:document-statistic meta:page-count="1" meta:paragraph-count="1" meta:word-count="11" meta:character-count="76" meta:row-count="1" meta:non-whitespace-character-count="66"/>
  </office:meta>
</office:document-meta>
</file>